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list-style-name="L3">
      <style:paragraph-properties fo:line-height="115%"/>
      <style:text-properties officeooo:rsid="000480c3" officeooo:paragraph-rsid="000480c3"/>
    </style:style>
    <style:style style:name="P2" style:family="paragraph" style:parent-style-name="Standard">
      <style:paragraph-properties fo:line-height="115%" fo:text-align="justify" style:justify-single-word="false"/>
      <style:text-properties fo:language="en" fo:country="US" officeooo:rsid="000756ab" officeooo:paragraph-rsid="000756ab"/>
    </style:style>
    <style:style style:name="P3" style:family="paragraph" style:parent-style-name="Standard">
      <style:paragraph-properties fo:line-height="115%"/>
      <style:text-properties fo:language="en" fo:country="US" fo:font-weight="bold" officeooo:rsid="0005ccda" officeooo:paragraph-rsid="000480c3" style:font-weight-asian="bold" style:font-weight-complex="bold"/>
    </style:style>
    <style:style style:name="P4" style:family="paragraph" style:parent-style-name="Standard">
      <style:paragraph-properties fo:line-height="115%" fo:text-align="justify" style:justify-single-word="false"/>
      <style:text-properties fo:language="en" fo:country="US" fo:font-weight="bold" officeooo:rsid="0005ccda" officeooo:paragraph-rsid="000480c3" style:font-weight-asian="bold" style:font-weight-complex="bold"/>
    </style:style>
    <style:style style:name="P5" style:family="paragraph" style:parent-style-name="Standard">
      <style:paragraph-properties fo:line-height="115%" fo:text-align="justify" style:justify-single-word="false"/>
      <style:text-properties fo:language="en" fo:country="US" fo:font-weight="bold" officeooo:rsid="001562ae" officeooo:paragraph-rsid="001562ae" style:font-weight-asian="bold" style:font-weight-complex="bold"/>
    </style:style>
    <style:style style:name="P6" style:family="paragraph" style:parent-style-name="Standard">
      <style:paragraph-properties fo:line-height="115%"/>
      <style:text-properties fo:language="en" fo:country="US" fo:font-weight="bold" officeooo:rsid="0007e137" officeooo:paragraph-rsid="0021c9c4" style:font-weight-asian="bold" style:font-weight-complex="bold"/>
    </style:style>
    <style:style style:name="P7" style:family="paragraph" style:parent-style-name="Standard">
      <style:paragraph-properties fo:line-height="115%"/>
      <style:text-properties fo:language="en" fo:country="US" fo:font-weight="bold" officeooo:rsid="00205f9f" officeooo:paragraph-rsid="00205f9f" style:font-weight-asian="bold" style:font-weight-complex="bold"/>
    </style:style>
    <style:style style:name="P8" style:family="paragraph" style:parent-style-name="Standard">
      <style:paragraph-properties fo:line-height="115%"/>
      <style:text-properties fo:language="en" fo:country="US" fo:font-weight="bold" officeooo:rsid="0021c9c4" officeooo:paragraph-rsid="0021c9c4" style:font-weight-asian="bold" style:font-weight-complex="bold"/>
    </style:style>
    <style:style style:name="P9" style:family="paragraph" style:parent-style-name="Standard">
      <style:paragraph-properties fo:line-height="115%"/>
      <style:text-properties fo:language="en" fo:country="US" fo:font-weight="bold" officeooo:rsid="0024aa4e" officeooo:paragraph-rsid="0021c9c4" style:font-weight-asian="bold" style:font-weight-complex="bold"/>
    </style:style>
    <style:style style:name="P10" style:family="paragraph" style:parent-style-name="Standard">
      <style:paragraph-properties fo:line-height="115%" fo:text-align="justify" style:justify-single-word="false"/>
      <style:text-properties fo:language="en" fo:country="US" fo:font-weight="normal" officeooo:rsid="0005ccda" officeooo:paragraph-rsid="000480c3" style:font-weight-asian="normal" style:font-weight-complex="normal"/>
    </style:style>
    <style:style style:name="P11" style:family="paragraph" style:parent-style-name="Standard">
      <style:paragraph-properties fo:line-height="115%"/>
      <style:text-properties fo:language="en" fo:country="US" fo:font-weight="normal" officeooo:rsid="0005ccda" officeooo:paragraph-rsid="000480c3" style:font-weight-asian="normal" style:font-weight-complex="normal"/>
    </style:style>
    <style:style style:name="P12" style:family="paragraph" style:parent-style-name="Standard">
      <style:paragraph-properties fo:line-height="115%" fo:text-align="justify" style:justify-single-word="false"/>
      <style:text-properties fo:language="en" fo:country="US" fo:font-weight="normal" officeooo:rsid="000b0779" officeooo:paragraph-rsid="000b0779" style:font-weight-asian="normal" style:font-weight-complex="normal"/>
    </style:style>
    <style:style style:name="P13" style:family="paragraph" style:parent-style-name="Standard">
      <style:paragraph-properties fo:line-height="115%" fo:text-align="justify" style:justify-single-word="false"/>
      <style:text-properties fo:language="en" fo:country="US" fo:font-weight="normal" officeooo:rsid="0008e08e" officeooo:paragraph-rsid="0008e08e" style:font-weight-asian="normal" style:font-weight-complex="normal"/>
    </style:style>
    <style:style style:name="P14" style:family="paragraph" style:parent-style-name="Standard">
      <style:paragraph-properties fo:line-height="115%" fo:text-align="justify" style:justify-single-word="false"/>
      <style:text-properties fo:language="en" fo:country="US" fo:font-weight="normal" officeooo:rsid="000a3f92" officeooo:paragraph-rsid="000a8a45" style:font-weight-asian="normal" style:font-weight-complex="normal"/>
    </style:style>
    <style:style style:name="P15" style:family="paragraph" style:parent-style-name="Standard">
      <style:paragraph-properties fo:line-height="115%" fo:text-align="justify" style:justify-single-word="false"/>
      <style:text-properties fo:language="en" fo:country="US" fo:font-weight="normal" officeooo:rsid="000baa32" officeooo:paragraph-rsid="000baa32" style:font-weight-asian="normal" style:font-weight-complex="normal"/>
    </style:style>
    <style:style style:name="P16" style:family="paragraph" style:parent-style-name="Standard">
      <style:paragraph-properties fo:line-height="115%" fo:text-align="justify" style:justify-single-word="false"/>
      <style:text-properties fo:language="en" fo:country="US" fo:font-weight="normal" officeooo:rsid="000fa630" officeooo:paragraph-rsid="000fa630" style:font-weight-asian="normal" style:font-weight-complex="normal"/>
    </style:style>
    <style:style style:name="P17" style:family="paragraph" style:parent-style-name="Standard">
      <style:paragraph-properties fo:line-height="115%" fo:text-align="justify" style:justify-single-word="false"/>
      <style:text-properties fo:language="en" fo:country="US" fo:font-weight="normal" officeooo:rsid="0013e28c" officeooo:paragraph-rsid="0013e28c" style:font-weight-asian="normal" style:font-weight-complex="normal"/>
    </style:style>
    <style:style style:name="P18" style:family="paragraph" style:parent-style-name="Standard">
      <style:paragraph-properties fo:line-height="115%" fo:text-align="justify" style:justify-single-word="false"/>
      <style:text-properties fo:language="en" fo:country="US" fo:font-weight="normal" officeooo:rsid="001562ae" officeooo:paragraph-rsid="001562ae" style:font-weight-asian="normal" style:font-weight-complex="normal"/>
    </style:style>
    <style:style style:name="P19" style:family="paragraph" style:parent-style-name="Standard">
      <style:paragraph-properties fo:line-height="115%" fo:text-align="justify" style:justify-single-word="false"/>
      <style:text-properties fo:language="en" fo:country="US" fo:font-weight="normal" officeooo:rsid="0018ac1c" officeooo:paragraph-rsid="0018ac1c" style:font-weight-asian="normal" style:font-weight-complex="normal"/>
    </style:style>
    <style:style style:name="P20" style:family="paragraph" style:parent-style-name="Standard" style:list-style-name="L1">
      <style:paragraph-properties fo:line-height="115%" fo:text-align="justify" style:justify-single-word="false"/>
      <style:text-properties fo:language="en" fo:country="US" fo:font-weight="normal" officeooo:rsid="0018ac1c" officeooo:paragraph-rsid="0018ac1c" style:font-weight-asian="normal" style:font-weight-complex="normal"/>
    </style:style>
    <style:style style:name="P21" style:family="paragraph" style:parent-style-name="Standard">
      <style:paragraph-properties fo:line-height="115%" fo:text-align="justify" style:justify-single-word="false"/>
      <style:text-properties fo:language="en" fo:country="US" fo:font-weight="normal" officeooo:rsid="00187216" officeooo:paragraph-rsid="00187216" style:font-weight-asian="normal" style:font-weight-complex="normal"/>
    </style:style>
    <style:style style:name="P22" style:family="paragraph" style:parent-style-name="Standard">
      <style:paragraph-properties fo:line-height="115%"/>
      <style:text-properties fo:language="en" fo:country="US" fo:font-weight="normal" officeooo:rsid="0021c9c4" officeooo:paragraph-rsid="0021c9c4" style:font-weight-asian="normal" style:font-weight-complex="normal"/>
    </style:style>
    <style:style style:name="P23" style:family="paragraph" style:parent-style-name="Standard">
      <style:paragraph-properties fo:line-height="115%"/>
      <style:text-properties fo:language="en" fo:country="US" fo:font-weight="normal" officeooo:rsid="00297992" officeooo:paragraph-rsid="00297992" style:font-weight-asian="normal" style:font-weight-complex="normal"/>
    </style:style>
    <style:style style:name="P24" style:family="paragraph" style:parent-style-name="Standard">
      <style:paragraph-properties fo:line-height="115%" fo:text-align="justify" style:justify-single-word="false"/>
      <style:text-properties fo:language="en" fo:country="US" fo:font-style="normal" fo:font-weight="normal" officeooo:rsid="0008e08e" officeooo:paragraph-rsid="0008e08e" style:font-style-asian="normal" style:font-weight-asian="normal" style:font-style-complex="normal" style:font-weight-complex="normal"/>
    </style:style>
    <style:style style:name="P25" style:family="paragraph" style:parent-style-name="Standard">
      <style:paragraph-properties fo:line-height="115%" fo:text-align="justify" style:justify-single-word="false"/>
      <style:text-properties fo:language="en" fo:country="US" fo:font-style="normal" fo:font-weight="normal" officeooo:rsid="0018ac1c" officeooo:paragraph-rsid="0018ac1c" style:font-style-asian="normal" style:font-weight-asian="normal" style:font-style-complex="normal" style:font-weight-complex="normal"/>
    </style:style>
    <style:style style:name="P26" style:family="paragraph" style:parent-style-name="Standard">
      <style:paragraph-properties fo:line-height="115%" fo:text-align="justify" style:justify-single-word="false"/>
      <style:text-properties fo:language="en" fo:country="US" fo:font-style="normal" fo:font-weight="normal" officeooo:rsid="0018ac1c" officeooo:paragraph-rsid="00187216" style:font-style-asian="normal" style:font-weight-asian="normal" style:font-style-complex="normal" style:font-weight-complex="normal"/>
    </style:style>
    <style:style style:name="P27" style:family="paragraph" style:parent-style-name="Standard">
      <style:paragraph-properties fo:line-height="115%" fo:text-align="justify" style:justify-single-word="false"/>
      <style:text-properties fo:language="en" fo:country="US" fo:font-style="normal" fo:font-weight="normal" officeooo:rsid="001934ea" officeooo:paragraph-rsid="001934ea" style:font-style-asian="normal" style:font-weight-asian="normal" style:font-style-complex="normal" style:font-weight-complex="normal"/>
    </style:style>
    <style:style style:name="P28" style:family="paragraph" style:parent-style-name="Standard">
      <style:paragraph-properties fo:line-height="115%" fo:text-align="justify" style:justify-single-word="false"/>
      <style:text-properties fo:language="en" fo:country="US" fo:font-style="normal" fo:font-weight="normal" officeooo:rsid="001a2654" officeooo:paragraph-rsid="001a2654" style:font-style-asian="normal" style:font-weight-asian="normal" style:font-style-complex="normal" style:font-weight-complex="normal"/>
    </style:style>
    <style:style style:name="P29" style:family="paragraph" style:parent-style-name="Standard">
      <style:paragraph-properties fo:line-height="115%"/>
      <style:text-properties fo:language="en" fo:country="US" fo:font-style="normal" fo:font-weight="normal" officeooo:rsid="001a2654" officeooo:paragraph-rsid="001a2654" style:font-style-asian="normal" style:font-weight-asian="normal" style:font-style-complex="normal" style:font-weight-complex="normal"/>
    </style:style>
    <style:style style:name="P30" style:family="paragraph" style:parent-style-name="Standard">
      <style:paragraph-properties fo:line-height="115%" fo:text-align="justify" style:justify-single-word="false"/>
      <style:text-properties fo:language="en" fo:country="US" fo:font-style="normal" fo:font-weight="normal" officeooo:rsid="001befe6" officeooo:paragraph-rsid="001befe6" style:font-style-asian="normal" style:font-weight-asian="normal" style:font-style-complex="normal" style:font-weight-complex="normal"/>
    </style:style>
    <style:style style:name="P31" style:family="paragraph" style:parent-style-name="Standard" style:list-style-name="L2">
      <style:paragraph-properties fo:line-height="115%" fo:text-align="justify" style:justify-single-word="false"/>
      <style:text-properties fo:language="en" fo:country="US" fo:font-style="normal" fo:font-weight="normal" officeooo:rsid="001befe6" officeooo:paragraph-rsid="001befe6" style:font-style-asian="normal" style:font-weight-asian="normal" style:font-style-complex="normal" style:font-weight-complex="normal"/>
    </style:style>
    <style:style style:name="P32" style:family="paragraph" style:parent-style-name="Standard">
      <style:paragraph-properties fo:line-height="115%" fo:text-align="justify" style:justify-single-word="false"/>
      <style:text-properties fo:language="en" fo:country="US" fo:font-style="normal" fo:font-weight="normal" officeooo:rsid="001e8982" officeooo:paragraph-rsid="001e8982" style:font-style-asian="normal" style:font-weight-asian="normal" style:font-style-complex="normal" style:font-weight-complex="normal"/>
    </style:style>
    <style:style style:name="P33" style:family="paragraph" style:parent-style-name="Standard">
      <style:paragraph-properties fo:line-height="115%" fo:text-align="justify" style:justify-single-word="false"/>
      <style:text-properties fo:language="en" fo:country="US" fo:font-style="normal" fo:font-weight="bold" officeooo:rsid="001a2654" officeooo:paragraph-rsid="001a2654" style:font-style-asian="normal" style:font-weight-asian="bold" style:font-style-complex="normal" style:font-weight-complex="bold"/>
    </style:style>
    <style:style style:name="P34" style:family="paragraph" style:parent-style-name="Standard">
      <style:paragraph-properties fo:text-align="justify" style:justify-single-word="false"/>
      <style:text-properties fo:language="en" fo:country="US"/>
    </style:style>
    <style:style style:name="P35" style:family="paragraph" style:parent-style-name="Standard">
      <style:paragraph-properties fo:line-height="115%"/>
      <style:text-properties fo:language="en" fo:country="US" officeooo:paragraph-rsid="0021c9c4"/>
    </style:style>
    <style:style style:name="P36" style:family="paragraph" style:parent-style-name="Standard">
      <style:paragraph-properties fo:line-height="115%"/>
      <style:text-properties fo:language="en" fo:country="US" officeooo:rsid="00205f9f" officeooo:paragraph-rsid="00205f9f"/>
    </style:style>
    <style:style style:name="P37" style:family="paragraph" style:parent-style-name="Standard" style:list-style-name="L3">
      <style:paragraph-properties fo:line-height="115%"/>
      <style:text-properties fo:language="en" fo:country="US" officeooo:rsid="000480c3" officeooo:paragraph-rsid="000480c3"/>
    </style:style>
    <style:style style:name="P38" style:family="paragraph" style:parent-style-name="Standard" style:list-style-name="L3">
      <style:paragraph-properties fo:line-height="115%"/>
      <style:text-properties fo:language="en" fo:country="US" officeooo:rsid="0005ccda" officeooo:paragraph-rsid="0005ccda"/>
    </style:style>
    <style:style style:name="P39" style:family="paragraph" style:parent-style-name="Standard" style:list-style-name="L3">
      <style:paragraph-properties fo:line-height="115%"/>
      <style:text-properties fo:language="en" fo:country="US" officeooo:rsid="0005dacf" officeooo:paragraph-rsid="0005dacf"/>
    </style:style>
    <style:style style:name="P40" style:family="paragraph" style:parent-style-name="Heading_20_1">
      <style:paragraph-properties fo:break-before="page"/>
    </style:style>
    <style:style style:name="P41" style:family="paragraph" style:parent-style-name="Heading_20_3">
      <style:paragraph-properties fo:break-before="page"/>
    </style:style>
    <style:style style:name="T1" style:family="text">
      <style:text-properties officeooo:rsid="0005ccda"/>
    </style:style>
    <style:style style:name="T2" style:family="text">
      <style:text-properties officeooo:rsid="00062112"/>
    </style:style>
    <style:style style:name="T3" style:family="text">
      <style:text-properties officeooo:rsid="0007e137"/>
    </style:style>
    <style:style style:name="T4" style:family="text">
      <style:text-properties fo:font-style="italic" style:font-style-asian="italic" style:font-style-complex="italic"/>
    </style:style>
    <style:style style:name="T5" style:family="text">
      <style:text-properties fo:font-style="italic" officeooo:rsid="0018ac1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a3f92" style:font-style-asian="normal" style:font-style-complex="normal"/>
    </style:style>
    <style:style style:name="T8" style:family="text">
      <style:text-properties fo:font-style="normal" officeooo:rsid="000a8a45" style:font-style-asian="normal" style:font-style-complex="normal"/>
    </style:style>
    <style:style style:name="T9" style:family="text">
      <style:text-properties fo:font-style="normal" officeooo:rsid="0018ac1c" style:font-style-asian="normal" style:font-style-complex="normal"/>
    </style:style>
    <style:style style:name="T10" style:family="text">
      <style:text-properties fo:font-style="normal" fo:font-weight="bold" officeooo:rsid="0018ac1c" style:font-style-asian="normal" style:font-weight-asian="bold" style:font-style-complex="normal" style:font-weight-complex="bold"/>
    </style:style>
    <style:style style:name="T11" style:family="text">
      <style:text-properties officeooo:rsid="000a8a45"/>
    </style:style>
    <style:style style:name="T12" style:family="text">
      <style:text-properties officeooo:rsid="000b7440"/>
    </style:style>
    <style:style style:name="T13" style:family="text">
      <style:text-properties officeooo:rsid="000baa32"/>
    </style:style>
    <style:style style:name="T14" style:family="text">
      <style:text-properties officeooo:rsid="000c2e0a"/>
    </style:style>
    <style:style style:name="T15" style:family="text">
      <style:text-properties fo:font-weight="normal" officeooo:rsid="000c2e0a" style:font-weight-asian="normal" style:font-weight-complex="normal"/>
    </style:style>
    <style:style style:name="T16" style:family="text">
      <style:text-properties officeooo:rsid="0010de5f"/>
    </style:style>
    <style:style style:name="T17" style:family="text">
      <style:text-properties officeooo:rsid="001562ae"/>
    </style:style>
    <style:style style:name="T18" style:family="text">
      <style:text-properties fo:font-weight="bold" style:font-weight-asian="bold" style:font-weight-complex="bold"/>
    </style:style>
    <style:style style:name="T19" style:family="text">
      <style:text-properties fo:font-weight="bold" officeooo:rsid="0018ac1c" style:font-weight-asian="bold" style:font-weight-complex="bold"/>
    </style:style>
    <style:style style:name="T20" style:family="text">
      <style:text-properties fo:font-weight="bold" officeooo:rsid="00205f9f" style:font-weight-asian="bold" style:font-weight-complex="bold"/>
    </style:style>
    <style:style style:name="T21" style:family="text">
      <style:text-properties fo:font-weight="bold" officeooo:rsid="0007e137" style:font-weight-asian="bold" style:font-weight-complex="bold"/>
    </style:style>
    <style:style style:name="T22" style:family="text">
      <style:text-properties fo:font-weight="bold" officeooo:rsid="0021c9c4" style:font-weight-asian="bold" style:font-weight-complex="bold"/>
    </style:style>
    <style:style style:name="T23" style:family="text">
      <style:text-properties officeooo:rsid="001718e1"/>
    </style:style>
    <style:style style:name="T24" style:family="text">
      <style:text-properties officeooo:rsid="00183b99"/>
    </style:style>
    <style:style style:name="T25" style:family="text">
      <style:text-properties officeooo:rsid="0018ac1c"/>
    </style:style>
    <style:style style:name="T26" style:family="text">
      <style:text-properties officeooo:rsid="001affb9"/>
    </style:style>
    <style:style style:name="T27" style:family="text">
      <style:text-properties officeooo:rsid="001d82dd"/>
    </style:style>
    <style:style style:name="T28" style:family="text">
      <style:text-properties officeooo:rsid="001e8982"/>
    </style:style>
    <style:style style:name="T29" style:family="text">
      <style:text-properties officeooo:rsid="00226afc"/>
    </style:style>
    <style:style style:name="T30" style:family="text">
      <style:text-properties fo:language="en" fo:country="US"/>
    </style:style>
    <style:style style:name="T31" style:family="text">
      <style:text-properties officeooo:rsid="00239dad"/>
    </style:style>
    <style:style style:name="T32" style:family="text">
      <style:text-properties officeooo:rsid="0024aa4e"/>
    </style:style>
    <style:style style:name="T33" style:family="text">
      <style:text-properties officeooo:rsid="0025e308"/>
    </style:style>
    <style:style style:name="T34" style:family="text">
      <style:text-properties officeooo:rsid="002923bb"/>
    </style:style>
    <style:style style:name="T35" style:family="text">
      <style:text-properties officeooo:rsid="002984c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troduction</text:h>
      <text:p text:style-name="P2">In this lab session you will enable the multiplayer features of a simple browser based game <text:span text:style-name="T3">by adding the messaging infrastructure necessary for the game clients to communicate indirectly with each other. <text:s/>You will be able to achieve this simply, and quickly, by making use of the open-source JavaScript MQTT client from the Eclipse Paho project.</text:span></text:p>
      <text:p text:style-name="P3"/>
      <text:h text:style-name="Heading_20_3" text:outline-level="3">What is MQTT</text:h>
      <text:p text:style-name="P10">MQTT stands for MQ Telemetry Transport. It is a publish/subscribe, extremely simple and lightweight messaging protocol, designed for constrained devices and low-bandwidth, high-latency or unreliable networks. The design principles are to minimise network bandwidth and device resource requirements whilst also attempting to ensure reliability and some degree of assurance of delivery. These principles also turn out to make the protocol ideal of the emerging “machine-to-machine” (M2M) or “Internet of Things” world of connected devices, and for mobile applications where bandwidth and battery power are at a premium.</text:p>
      <text:p text:style-name="P11"/>
      <text:p text:style-name="P12">Because MQTT is a protocol <text:span text:style-name="T12">that outlines the structure of message data which is sent over the network, rather that the specific interface that client applications use, client and server implementations do not have to be supplied from the same project or vendor. <text:s/>Provided a given implementation correctly conforms to the protocol, you can mix and match clients and servers.</text:span></text:p>
      <text:p text:style-name="P11"/>
      <text:h text:style-name="Heading_20_3" text:outline-level="3">What is Publish/<text:span text:style-name="T31">Subscribe</text:span></text:h>
      <text:p text:style-name="P13"><text:span text:style-name="T31">Publish</text:span>/Subscribe is a pattern for messaging in which message senders (<text:span text:style-name="T4">publishers</text:span><text:span text:style-name="T6">) and message receivers (</text:span><text:span text:style-name="T4">subscribers</text:span><text:span text:style-name="T6">) do not have any direct communication, or knowledge of each other. <text:s/>Instead of publishers sending messages to a specific known subscriber, they send (</text:span><text:span text:style-name="T4">publish</text:span><text:span text:style-name="T6">) messages to </text:span><text:span text:style-name="T4">topics</text:span><text:span text:style-name="T6">, which group/</text:span><text:span text:style-name="T7">filter</text:span><text:span text:style-name="T6"> messages into </text:span><text:span text:style-name="T7">named, logical, channels</text:span><text:span text:style-name="T6"> </text:span><text:span text:style-name="T7">on an MQTT server.</text:span></text:p>
      <text:p text:style-name="P24"/>
      <text:p text:style-name="P14"><text:span text:style-name="T6">Published messages may be delivered to zero, one, or more subscribers who have registered an interest in the topic to which the message was published. <text:s/>Importantly, the publisher has no knowledge of if, or when, <text:s/>any given message is delivered to </text:span><text:span text:style-name="T8">any</text:span><text:span text:style-name="T6"> subscribers </text:span><text:span text:style-name="T8">of the topic</text:span><text:span text:style-name="T6">. <text:s/></text:span><text:span text:style-name="T11">Note that unlike message queuing, this means that a published message may be delivered to more than one subscriber.</text:span></text:p>
      <text:p text:style-name="P14"/>
      <text:h text:style-name="Heading_20_3" text:outline-level="3">What is the Eclipse Paho project</text:h>
      <text:p text:style-name="P12">The Eclipse Paho project is a collection of open-source MQTT client implementations. <text:s/><text:span text:style-name="T13">There are clients available for a wide range of programming languages including, but not limited to, C, Java, JavaScript and C#.</text:span></text:p>
      <text:p text:style-name="P12"/>
      <text:p text:style-name="P15">As you will explore today, utilising these clients enables you to quickly add publish/subscribe messaging capabilities to your applications when used alongside an MQTT compatible messaging server.</text:p>
      <text:p text:style-name="P15"><text:soft-page-break/></text:p>
      <text:h text:style-name="Heading_20_3" text:outline-level="3">Which MQTT Server will be used</text:h>
      <text:p text:style-name="P15">In this lab session we will be making use of the IBM MessageSight for Developers Virtual Appliance.</text:p>
      <text:p text:style-name="P15"/>
      <text:p text:style-name="P15">The IBM MessageSight offering is a server product specifically designed to act as the messaging backbone for Internet of Things (IoT) and mobile environments. <text:s/>It provides a secure, <text:span text:style-name="T14">high-performance, simple to configure, messaging infrastructure capable of supporting large numbers of concurrently connected client devices.</text:span></text:p>
      <text:p text:style-name="P15"/>
      <text:p text:style-name="P34"><text:span text:style-name="T15">The lab host will run a single instance of the</text:span> <text:span text:style-name="T14">MessageSight Virtual Appliance and provide you with the details necessary to connect the MQTT client you will use.</text:span></text:p>
      <text:p text:style-name="P4"/>
      <text:h text:style-name="Heading_20_3" text:outline-level="3">Overview of the game <text:span text:style-name="T17">and the primary task</text:span></text:h>
      <text:p text:style-name="P16">The application to which you will be adding messaging is a simple JavaScript game that runs in the browser.</text:p>
      <text:p text:style-name="P16"/>
      <text:p text:style-name="P16">Initially, the game consists of a single spaceship (represented by blue triangle) <text:span text:style-name="T16">which can be controlled using the arrow keys and space bar. <text:s/>The ship can be flown around an otherwise empty scene and can fire projectiles (represented by green dots). <text:s/>The game area is bounded by a green outline, which the ship will bounce off when flown in to.</text:span></text:p>
      <text:p text:style-name="P16"/>
      <text:p text:style-name="P17">In its initial state, the game is not particularly interesting. <text:s/>It would be much better if there were other ships, controlled by other players, which you could battle against.</text:p>
      <text:p text:style-name="P17"/>
      <text:p text:style-name="P17">In fact, the game code does include the logic to handle multiple <text:span text:style-name="T17">remote</text:span> players <text:span text:style-name="T17">via functions which accept remote player key-strokes and ship updates</text:span>. <text:s/><text:span text:style-name="T17">What's missing however, is a means to send/receive this data to/from other players.</text:span></text:p>
      <text:p text:style-name="P17"/>
      <text:p text:style-name="P18">This is where MQTT can help. <text:s/>Your task will be to complete the implementation of a JavaScript object which the game networking logic uses to send local player data, and to receive remote player data. <text:s/>The initial implementation consists of functions which are empty except for logging statements which print a “todo” message to the console.</text:p>
      <text:p text:style-name="P18"/>
      <text:p text:style-name="P18">Before <text:span text:style-name="T23">providing instructions on how to proceed with</text:span> the implementation, an overview of the high level architecture of the game, and the design of the multiplayer logic <text:span text:style-name="T24">is provided</text:span>.</text:p>
      <text:p text:style-name="P18"/>
      <text:p text:style-name="P5"/>
      <text:h text:style-name="P41" text:outline-level="3">High Level Game Architecture</text:h>
      <text:p text:style-name="P19">At its simplest, a video game is an application which presents a rendered image which is updated over time based on some simulation and/or player input. <text:s/>This is achieved by creating an application loop that performs the following tasks over and over:</text:p>
      <text:p text:style-name="P19"/>
      <text:list xml:id="list6317677392416655887" text:style-name="L1">
        <text:list-item>
          <text:p text:style-name="P20">gather player input</text:p>
        </text:list-item>
        <text:list-item>
          <text:p text:style-name="P20">update the simulation (using input and/or some other calculations eg. physics)</text:p>
        </text:list-item>
        <text:list-item>
          <text:p text:style-name="P20">render the current view of the game world to the screen</text:p>
          <text:p text:style-name="P20"/>
        </text:list-item>
      </text:list>
      <text:p text:style-name="P19">This <text:span text:style-name="T4">game loop</text:span><text:span text:style-name="T6"> occurs many times per second (eg 60 times per second), and creates the illusion of an interactive moving image.</text:span></text:p>
      <text:p text:style-name="P25"/>
      <text:p text:style-name="P18">The two most important elements of the <text:span text:style-name="T31">simulation in this </text:span>game are the <text:span text:style-name="T18">controllable ships </text:span>and the <text:span text:style-name="T18">projectiles</text:span>.</text:p>
      <text:p text:style-name="P18"/>
      <text:p text:style-name="P18">The <text:span text:style-name="T18">controllable ships</text:span> are JavaScript objects represented by an on-screen triangle, contain<text:span text:style-name="T34">ing</text:span> logic to rotate and move based on whether particular keys are pressed.</text:p>
      <text:p text:style-name="P18"/>
      <text:p text:style-name="P18">The <text:span text:style-name="T18">projectiles</text:span> are JavaScript objects represented by an on-screen dot, and contain simple logic to move based on an initial starting position and a constant velocity. <text:s/>The object <text:span text:style-name="T25">also</text:span> has the concept of a 'lifetime', which is a number of seconds that the object will remain active for, before disa<text:span text:style-name="T34">p</text:span>pearing.</text:p>
      <text:p text:style-name="P18"/>
      <text:p text:style-name="P21">The <text:span text:style-name="T25">instances of</text:span> <text:span text:style-name="T18">controllable ships</text:span> and <text:span text:style-name="T18">projectiles</text:span> that exist in the game are contained within a <text:span text:style-name="T18">game scene</text:span> object. <text:s/><text:span text:style-name="T25">This object provides the orchestration of </text:span><text:span text:style-name="T19">step 2</text:span><text:span text:style-name="T25"> in the </text:span><text:span text:style-name="T5">game loop</text:span><text:span text:style-name="T9"> – it ensures that all of the elements in the simulation (namely the </text:span><text:span text:style-name="T10">ships </text:span><text:span text:style-name="T9">and </text:span><text:span text:style-name="T10">projectiles</text:span><text:span text:style-name="T9">) are updated before their on-screen representations are displayed.</text:span></text:p>
      <text:p text:style-name="P26"/>
      <text:p text:style-name="P27">Another important function fulfilled by the <text:span text:style-name="T18">game scene</text:span> object is collision detection and collision response between the <text:span text:style-name="T18">ships</text:span> and the <text:span text:style-name="T18">projectiles</text:span>. <text:s/>Each time through the <text:span text:style-name="T4">game loop</text:span>, after updating the positions of all the <text:span text:style-name="T18">ships </text:span>and <text:span text:style-name="T18">projectiles</text:span>, the <text:span text:style-name="T18">game scene</text:span> check<text:span text:style-name="T29">s</text:span> whether the player ship has been hit by any of the <text:span text:style-name="T18">projectiles</text:span> which were fired by the remote players.</text:p>
      <text:p text:style-name="P27"/>
      <text:p text:style-name="P28">If a collision is detected, then the <text:span text:style-name="T31">response</text:span> issued by the <text:span text:style-name="T18">game scene</text:span> is to remove the <text:span text:style-name="T18">projectile</text:span> from the simulation and to reset (zero out) the <text:span text:style-name="T18">ship's</text:span> position and velocity and to remove it from the simulation for a small number of seconds (i.e. a cool-down after being hit by a <text:span text:style-name="T18">projectile</text:span>).</text:p>
      <text:p text:style-name="P29"/>
      <text:p text:style-name="P33"/>
      <text:h text:style-name="P41" text:outline-level="3">Game <text:span text:style-name="T26">Multiplayer</text:span> Networking Design</text:h>
      <text:p text:style-name="P30">The basic principle of a multiplayer game is that several instances <text:span text:style-name="T29">(clients)</text:span> of a game agree on the state of a simulation, and changes caused by a local player in one instance are reflected in the other, remote, instances of the game and vice versa.</text:p>
      <text:p text:style-name="P30"/>
      <text:p text:style-name="P30">This game adopts <text:span text:style-name="T31">non-authoritative</text:span> model, in that there isn't a central multiplayer server which updates the simulation based on input from multiple clients. <text:s/>Instead, each client (instance of the game) performs <text:span text:style-name="T35">a</text:span> local simulation of all the objects in the game.</text:p>
      <text:p text:style-name="P30"/>
      <text:p text:style-name="P30">In order to ensure that the <text:span text:style-name="T31">simulations</text:span> are kept in synchronisation across all instances of the game, certain local event<text:span text:style-name="T35">s</text:span> are published <text:span text:style-name="T35">as messages</text:span> to topics. <text:s/>Each game client subscribes to these topics in order to receive updates from other game instances. <text:s/>This remote data is used to affect the local simulation.</text:p>
      <text:p text:style-name="P30"/>
      <text:p text:style-name="P30">The local events/data which each game client publishes can be grouped into three main categories:</text:p>
      <text:p text:style-name="P30"/>
      <text:list xml:id="list6631634793982622558" text:style-name="L2">
        <text:list-item>
          <text:p text:style-name="P31">ship information</text:p>
        </text:list-item>
        <text:list-item>
          <text:p text:style-name="P31">projectile information</text:p>
        </text:list-item>
        <text:list-item>
          <text:p text:style-name="P31">collision information</text:p>
        </text:list-item>
      </text:list>
      <text:p text:style-name="P30"/>
      <text:p text:style-name="P30"><text:span text:style-name="T18">Ship information</text:span> <text:s/><text:span text:style-name="T28">messages </text:span>primarily consist of changes to the movement input, eg. left arrow pressed or released. <text:s/>This information is used to update the local simulation of remote ships. <text:s/>In addition to this, each client also publishes a periodic message containing additional state for it's local ship. <text:s/>This additional information contains the position and velocity of the ship. <text:s/>This <text:span text:style-name="T27">data, when received by another game instance, is used to override the local simulation of a remote player ship. <text:s/>This is done to ensure that differences in timing/floating point rounding don't cause the simulations to become too far out of sync.</text:span></text:p>
      <text:p text:style-name="P30"/>
      <text:p text:style-name="P32"><text:span text:style-name="T18">Projectile information</text:span> messages are sent each time a local ship fires a projectile. <text:s/>They contain the starting position and velocity for a projectile, along with the name of the player which launched it. <text:s/>When a game client receives these messages from a remote client, it adds an equivalent projectile to it's own local simulation.</text:p>
      <text:p text:style-name="P32"/>
      <text:p text:style-name="P32"><text:span text:style-name="T18">Collision information</text:span> messages are sent by a game client when it's local simulation has determined there has been a collision between the local player ship and a projectile which was launched by a remote player ship. <text:s/>Note that each local simulation only checks for collisions that occur <text:span text:style-name="T29">against </text:span>the local player – which means that each client is the authority on whether or not a projectile hit the local player ship in <text:span text:style-name="T29">it's</text:span> simulation. <text:s/>This is to ensure that there is no potential discrepancy between the multiple simulations (eg. where some clients believe that a ship was hit, but all the other clients do not).</text:p>
      <text:p text:style-name="P32"/>
      <text:h text:style-name="P40" text:outline-level="1"><text:span text:style-name="T20">L</text:span><text:span text:style-name="T21">ab </text:span><text:span text:style-name="T20">I</text:span><text:span text:style-name="T21">nstructions</text:span></text:h>
      <text:p text:style-name="P6"/>
      <text:p text:style-name="P35"><text:span text:style-name="T22">1: </text:span><text:span text:style-name="T20">Download and extract the project</text:span></text:p>
      <text:p text:style-name="P7"/>
      <text:p text:style-name="P36"><text:span text:style-name="T22">2: </text:span><text:span text:style-name="T18">Verify the starting project works</text:span></text:p>
      <text:p text:style-name="P7"/>
      <text:p text:style-name="P36"><text:span text:style-name="T22">3: </text:span><text:span text:style-name="T18">Setup the MQTT server connection details</text:span></text:p>
      <text:p text:style-name="P7"/>
      <text:p text:style-name="P8">4: Implement the function to connect to the MQTT server</text:p>
      <text:p text:style-name="P8"/>
      <text:p text:style-name="P8">5: Implement the function to publish messages</text:p>
      <text:p text:style-name="P8"/>
      <text:p text:style-name="P8">6: Implement the function to subscribe to topics</text:p>
      <text:p text:style-name="P8"/>
      <text:p text:style-name="P8">7: Implement the function to handle the receipt of messages</text:p>
      <text:p text:style-name="P8"/>
      <text:h text:style-name="P41" text:outline-level="3">Lab Summary</text:h>
      <text:p text:style-name="P22">What did we do / achieve. <text:s/>How good is that?!</text:p>
      <text:p text:style-name="P22"/>
      <text:h text:style-name="Heading_20_3" text:outline-level="3">Exercises for the reader</text:h>
      <text:p text:style-name="P23">Ideas for additional tasks, if people have time</text:p>
      <text:p text:style-name="P22"/>
      <text:p text:style-name="P8"/>
      <text:h text:style-name="P41" text:outline-level="3">Appendices</text:h>
      <text:p text:style-name="P22">Finished reference code for <text:span text:style-name="T32">each</text:span> function…</text:p>
      <text:p text:style-name="P22"/>
      <text:p text:style-name="P9"/>
      <text:h text:style-name="P41" text:outline-level="3">References</text:h>
      <text:p text:style-name="P22">Links to MessageSight info, Paho info, MQTT info, credits for <text:span text:style-name="T32">third</text:span> party stuff ( eg three js)</text:p>
      <text:p text:style-name="P7"/>
      <text:list xml:id="list3068774126763718804" text:style-name="L3">
        <text:list-item>
          <text:p text:style-name="P1"><text:span text:style-name="T30">Start internet explorer. <text:s/>The home page should be set to </text:span><text:a xlink:type="simple" xlink:href="http://leo-davison.github.io/MQTTShooter/" text:style-name="Internet_20_link" text:visited-style-name="Visited_20_Internet_20_Link"><text:span text:style-name="T30">http://leo-davison.github.io/MQTTShooter/</text:span></text:a><text:span text:style-name="T30">, if not, navigate there.</text:span></text:p>
        </text:list-item>
        <text:list-item>
          <text:p text:style-name="P37">Click on the “Download as .zip” link, and select “save” in the internet explorer dialogue that appears at the bottom of the page.</text:p>
        </text:list-item>
        <text:list-item>
          <text:p text:style-name="P37">When the download has finished, select “Open Folder” from the internet explorer <text:s/><text:span text:style-name="T33">dialogue</text:span> that appears at the bottom of the page.</text:p>
        </text:list-item>
        <text:list-item>
          <text:p text:style-name="P37">Right click on the downloaded zip and click on “7-Zip → Extract Here” to unpack the zip.</text:p>
        </text:list-item>
        <text:list-item>
          <text:p text:style-name="P37">Inside the extracted folder, you should see a number of sub folders such as “referenceSolution” and “startingPoint”.</text:p>
        </text:list-item>
        <text:list-item>
          <text:p text:style-name="P37">Navigate into the “startingPoint” folder and open the “index.html” file with Internet Explorer.</text:p>
        </text:list-item>
        <text:list-item>
          <text:p text:style-name="P37">When internet explorer opens, the window will be bla<text:span text:style-name="T2">n</text:span>k and there will be a <text:span text:style-name="T33">dialogue</text:span> at the bottom of the page which says “Internet Explorer restricted this <text:span text:style-name="T33">web page</text:span> from running scripts or ActiveX controls”. <text:s/>Click on the “Allow blocked content” button on the dialogue to allow the game to start. <text:s/>(If the dialogue disappears before you are able to click the button, just refresh the page).</text:p>
        </text:list-item>
        <text:list-item>
          <text:p text:style-name="P37">You should now see a triangle representing the player space ship, atop a black background and a light gr<text:span text:style-name="T33">e</text:span>y grid. <text:s/>Verify that you are able to turn the ship using the left and right arrow keys, apply forward thrust using the up arrow key, and fire a projectile using the space bar key on the keyboard. (to reset the scene, just refresh the web page).</text:p>
        </text:list-item>
        <text:list-item>
          <text:p text:style-name="P37">Back in the “startingPoint” folder, where you opened the “index.html” page, notice that there is a folder called “js”. <text:s/>This folder contains all of the <text:span text:style-name="T33">JavaScript</text:span> code for the game, and the start of the Networking code. <text:s/>Navigate into the “js” folder <text:span text:style-name="T1">and then the “Networking” folder </text:span>now.</text:p>
        </text:list-item>
        <text:list-item>
          <text:p text:style-name="P38">Inside the “Networking” folder open the GameNetworking.js and MQTTUtils.js files with Notepad++.</text:p>
        </text:list-item>
        <text:list-item>
          <text:p text:style-name="P38">The “GameNetworking.js” file acts as the interface between the messages received over MQTT and the game scene. <text:s/>There are two variables in this file that you will need to modify - “Networking.gameName” and “Networking.server”. <text:s/></text:p>
          <text:list>
            <text:list-item>
              <text:p text:style-name="P38">The “Networkng.server” variable determines the MQTT server that will be connected to for messaging and the appropriate value will be provided to you by the session host. <text:s/></text:p>
            </text:list-item>
            <text:list-item>
              <text:p text:style-name="P38">The “Networking.gameName” variable is used to distinguish between different instances of the game that are all using the same server for messaging. <text:s/>It is used to make the game topic strings unique to a given game instance. <text:s/>Update this variable to a string of your choosing – perhaps including your name to help ensure that you don't overlap with another lab particpant while you are developing the solution. <text:s/>For example “game_LeoDavison”.</text:p>
            </text:list-item>
          </text:list>
        </text:list-item>
        <text:list-item>
          <text:p text:style-name="P39">The “MQTTUtils.js” file has a stub implementation of an object which will provide the MQTT messaging capabilities needed by the “GameNetworking.js” code. <text:s/>It is this file you will work with primar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eo Davison</meta:initial-creator>
    <meta:creation-date>2015-09-21T10:55:02.515765066</meta:creation-date>
    <dc:date>2015-09-23T17:04:09.671446467</dc:date>
    <dc:creator>Leo Davison</dc:creator>
    <meta:editing-duration>PT5H11M21S</meta:editing-duration>
    <meta:editing-cycles>28</meta:editing-cycles>
    <meta:generator>LibreOffice/4.4.5.2$Linux_X86_64 LibreOffice_project/40$Build-2</meta:generator>
    <meta:document-statistic meta:table-count="0" meta:image-count="0" meta:object-count="0" meta:page-count="8" meta:paragraph-count="76" meta:word-count="2086" meta:character-count="12881" meta:non-whitespace-character-count="10840"/>
  </office:meta>
</office:document-meta>
</file>